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RSocketRequesterBuilderTests.testPayloadDecoder( DataBufferFactory bufferFactory , PayloadDecoder payloadDeco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DefaultRSocketRequesterBuilderTests.defaultDataMimeTypeWithCustomDecoderRegister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MockConnection.disp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RSocketRequesterBuilderTests.dataMimeTypeExplicitly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TestJsonDecoder.decodeToMono( Publisher &lt; DataBuffer &gt; inputStream , ResolvableType elementType , MimeType mimeType , Map &lt; String , Object &gt; h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SocketRequesterBuilderTests.defaultDataMime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TestJsonDecoder.decode( DataBuffer buffer , ResolvableType targetType , MimeType mimeType , Map &lt; String , Object &gt; h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Connection.allo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Connection.receiv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RSocketConnectorConfigurer.connec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SocketRequesterBuilderTests.rsocketConnectorConfigur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TestJsonDecoder.getDecodableMimeTyp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JsonDecoder.TestJsonDecoder( MimeType mim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JsonDecoder.canDecode( ResolvableType elementType , MimeType mime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Connection.sendFrame( int i , ByteBuf byteBuf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SocketRequesterBuilderTests.getConnectionSetupPayload( RSocketRequester reques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Connection.sendErrorAndClose( RSocketErrorException 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MockConnection.onC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JsonDecoder.decode( Publisher &lt; DataBuffer &gt; inputStream , ResolvableType elementType , MimeType mimeType , Map &lt; String , Object &gt; hin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SocketRequesterBuilderTests.setupRou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DefaultRSocketRequesterBuilderTests.setupWithAsync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DefaultRSocketRequesterBuilderTests.mimeTypesCannotBeChangedAtRSocketConnectorLev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DefaultRSocketRequesterBuilder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MockConnection.isDispos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Connection.setupFr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ockConnection.remote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SocketRequesterBuilderTests.frameDecoderMatchesDataBuffe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estRSocketConnectorConfigurer.configure( RSocketConnector connec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